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OpenSymbol1" svg:font-family="OpenSymbol"/>
    <style:font-face style:name="Ubuntu1" svg:font-family="Ubuntu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6" style:family="graphic" style:parent-style-name="standard">
      <style:graphic-properties draw:stroke="solid" svg:stroke-width="0.021cm" svg:stroke-color="#6666ff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7cm" svg:stroke-color="#6666ff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2pt" style:font-size-asian="32pt" style:font-size-complex="32pt"/>
    </style:style>
    <style:style style:name="P3" style:family="paragraph">
      <loext:graphic-properties draw:fill="none"/>
      <style:text-properties fo:font-size="22pt" style:font-size-asian="22pt" style:font-size-complex="22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T1" style:family="text">
      <style:text-properties fo:color="#ce181e" style:font-name="Ubuntu1" fo:font-size="32pt" style:font-size-asian="32pt" style:font-name-complex="Ubuntu1" style:font-size-complex="32pt"/>
    </style:style>
    <style:style style:name="T2" style:family="text">
      <style:text-properties fo:color="#ce181e" style:font-name="Ubuntu1" fo:font-size="22pt" style:font-size-asian="22pt" style:font-name-complex="Ubuntu1" style:font-size-complex="22pt"/>
    </style:style>
    <style:style style:name="T3" style:family="text">
      <style:text-properties fo:color="#000000" style:font-name="Ubuntu1" fo:font-size="18pt" style:font-size-asian="18pt" style:font-name-complex="Ubuntu1" style:font-size-complex="18pt"/>
    </style:style>
    <style:style style:name="T4" style:family="text">
      <style:text-properties fo:color="#000000" style:font-name="Ubuntu1" fo:font-size="12pt" style:font-size-asian="12pt" style:font-name-complex="Ubuntu1" style:font-size-complex="12pt"/>
    </style:style>
    <style:style style:name="T5" style:family="text">
      <style:text-properties fo:color="#6666ff" style:font-name="Ubuntu1" fo:font-size="12pt" style:font-size-asian="12pt" style:font-name-complex="Ubuntu1" style:font-size-complex="12pt"/>
    </style:style>
    <style:style style:name="T6" style:family="text">
      <style:text-properties fo:color="#ce181e" style:font-name="Ubuntu1" fo:font-size="16pt" style:font-size-asian="16pt" style:font-name-complex="Ubuntu1" style:font-size-complex="16pt"/>
    </style:style>
    <style:style style:name="T7" style:family="text">
      <style:text-properties fo:color="#000000" style:font-name="Ubuntu1" fo:font-size="11pt" style:font-size-asian="11pt" style:font-name-complex="Ubuntu1" style:font-size-complex="11pt"/>
    </style:style>
    <style:style style:name="T8" style:family="text">
      <style:text-properties fo:color="#ce181e" style:font-name="Ubuntu1" fo:font-size="14pt" style:font-size-asian="14pt" style:font-name-complex="Ubuntu1" style:font-size-complex="14pt"/>
    </style:style>
    <style:style style:name="T9" style:family="text">
      <style:text-properties fo:color="#000000" style:font-name="Ubuntu1" fo:font-size="11pt" fo:font-weight="bold" style:font-size-asian="11pt" style:font-name-complex="Ubuntu1" style:font-size-complex="11pt" style:font-weight-complex="bold"/>
    </style:style>
    <style:style style:name="T10" style:family="text">
      <style:text-properties fo:color="#6666ff" style:font-name="Ubuntu1" fo:font-size="11pt" style:font-size-asian="11pt" style:font-name-complex="Ubuntu1" style:font-size-complex="11pt"/>
    </style:style>
    <style:style style:name="T11" style:family="text">
      <style:text-properties fo:color="#000000" style:font-name="OpenSymbol1" fo:font-size="11pt" style:font-size-asian="11pt" style:font-name-complex="OpenSymbol1" style:font-size-complex="11pt"/>
    </style:style>
    <style:style style:name="T12" style:family="text">
      <style:text-properties fo:color="#000080" style:font-name="Liberation Serif2" fo:font-size="12pt" style:font-size-asian="12pt" style:font-name-complex="Liberation Serif2" style:font-size-complex="12pt"/>
    </style:style>
    <style:style style:name="T13" style:family="text">
      <style:text-properties fo:color="#000080" style:font-name="Liberation Serif2" fo:font-size="11.1999998092651pt" style:font-size-asian="11.1999998092651pt" style:font-name-complex="Liberation Serif2" style:font-size-complex="11.1999998092651pt"/>
    </style:style>
    <style:style style:name="T14" style:family="text">
      <style:text-properties fo:color="#000000" style:font-name="OpenSymbol1" fo:font-size="12pt" style:font-size-asian="12pt" style:font-name-complex="OpenSymbol1" style:font-size-complex="12pt"/>
    </style:style>
    <style:style style:name="T15" style:family="text">
      <style:text-properties fo:color="#000000" style:font-name="Ubuntu1" fo:font-size="12pt" fo:font-weight="bold" style:font-size-asian="12pt" style:font-name-complex="Ubuntu1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753cm" svg:height="1.267cm" svg:x="2.004cm" svg:y="2.035cm">
          <draw:text-box>
            <text:p text:style-name="P1"><text:span text:style-name="T1">David Noriega <text:s/></text:span></text:p>
          </draw:text-box>
        </draw:frame>
        <draw:frame draw:style-name="gr2" draw:text-style-name="P3" draw:layer="layout" svg:width="0.775cm" svg:height="0.873cm" svg:x="9.747cm" svg:y="2.36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8.638cm" svg:height="0.713cm" svg:x="9.927cm" svg:y="2.495cm">
          <draw:text-box>
            <text:p text:style-name="P1"><text:span text:style-name="T3">FULL STACK WEB DEVELOPER</text:span></text:p>
          </draw:text-box>
        </draw:frame>
        <draw:frame draw:style-name="gr4" draw:text-style-name="P5" draw:layer="layout" svg:width="3.888cm" svg:height="0.475cm" svg:x="8.569cm" svg:y="3.313cm">
          <draw:text-box>
            <text:p text:style-name="P1"><text:span text:style-name="T4">New York, New York</text:span></text:p>
          </draw:text-box>
        </draw:frame>
        <draw:line draw:style-name="gr5" draw:text-style-name="P6" draw:layer="layout" svg:x1="6.91cm" svg:y1="4.226cm" svg:x2="11.006cm" svg:y2="4.226cm">
          <text:p/>
        </draw:line>
        <draw:frame draw:style-name="gr4" draw:text-style-name="P5" draw:layer="layout" svg:width="7.169cm" svg:height="0.475cm" svg:x="6.911cm" svg:y="3.8cm">
          <draw:text-box>
            <text:p text:style-name="P1"><text:span text:style-name="T4">dnori817@gmail.com | (631)336-8656</text:span></text:p>
          </draw:text-box>
        </draw:frame>
        <draw:line draw:style-name="gr6" draw:text-style-name="P6" draw:layer="layout" svg:x1="7.708cm" svg:y1="4.713cm" svg:x2="13.303cm" svg:y2="4.713cm">
          <text:p/>
        </draw:line>
        <draw:frame draw:style-name="gr4" draw:text-style-name="P5" draw:layer="layout" svg:width="5.577cm" svg:height="0.475cm" svg:x="7.708cm" svg:y="4.287cm">
          <draw:text-box>
            <text:p text:style-name="P1"><text:span text:style-name="T5">linkedin.com/in/dave-noriega</text:span></text:p>
          </draw:text-box>
        </draw:frame>
        <draw:line draw:style-name="gr6" draw:text-style-name="P6" draw:layer="layout" svg:x1="8.431cm" svg:y1="5.199cm" svg:x2="12.488cm" svg:y2="5.199cm">
          <text:p/>
        </draw:line>
        <draw:frame draw:style-name="gr4" draw:text-style-name="P5" draw:layer="layout" svg:width="4.146cm" svg:height="0.475cm" svg:x="8.431cm" svg:y="4.774cm">
          <draw:text-box>
            <text:p text:style-name="P1"><text:span text:style-name="T5">github.com/dnori817</text:span><text:span text:style-name="T4"> </text:span></text:p>
          </draw:text-box>
        </draw:frame>
        <draw:line draw:style-name="gr6" draw:text-style-name="P6" draw:layer="layout" svg:x1="8.865cm" svg:y1="5.686cm" svg:x2="12.146cm" svg:y2="5.686cm">
          <text:p/>
        </draw:line>
        <draw:frame draw:style-name="gr4" draw:text-style-name="P5" draw:layer="layout" svg:width="3.279cm" svg:height="0.475cm" svg:x="8.865cm" svg:y="5.26cm">
          <draw:text-box>
            <text:p text:style-name="P1"><text:span text:style-name="T5">davenoriega.com</text:span></text:p>
          </draw:text-box>
        </draw:frame>
        <draw:frame draw:style-name="gr7" draw:text-style-name="P7" draw:layer="layout" svg:width="1.293cm" svg:height="0.632cm" svg:x="2.004cm" svg:y="6.724cm">
          <draw:text-box>
            <text:p text:style-name="P1"><text:span text:style-name="T6">Skills</text:span></text:p>
          </draw:text-box>
        </draw:frame>
        <draw:frame draw:style-name="gr8" draw:text-style-name="P8" draw:layer="layout" svg:width="15.483cm" svg:height="0.437cm" svg:x="2.004cm" svg:y="7.368cm">
          <draw:text-box>
            <text:p text:style-name="P1"><text:span text:style-name="T7">JavaScript(ES6), HTML5, CSS3, Node.js, React.js, Express.js, Ruby on Rails, JQuery, SASS, </text:span></text:p>
          </draw:text-box>
        </draw:frame>
        <draw:frame draw:style-name="gr8" draw:text-style-name="P8" draw:layer="layout" svg:width="6.856cm" svg:height="0.437cm" svg:x="2.004cm" svg:y="7.812cm">
          <draw:text-box>
            <text:p text:style-name="P1"><text:span text:style-name="T7">Bootstrap, PostgreSQL, EJS, JSX, Linux</text:span></text:p>
          </draw:text-box>
        </draw:frame>
        <draw:frame draw:style-name="gr7" draw:text-style-name="P7" draw:layer="layout" svg:width="1.158cm" svg:height="0.632cm" svg:x="2.004cm" svg:y="8.752cm">
          <draw:text-box>
            <text:p text:style-name="P1"><text:span text:style-name="T6">Web</text:span></text:p>
          </draw:text-box>
        </draw:frame>
        <draw:frame draw:style-name="gr9" draw:text-style-name="P9" draw:layer="layout" svg:width="0.493cm" svg:height="0.556cm" svg:x="3.164cm" svg:y="8.818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5.679cm" svg:height="0.632cm" svg:x="3.281cm" svg:y="8.752cm">
          <draw:text-box>
            <text:p text:style-name="P1"><text:span text:style-name="T6">Development Projects</text:span></text:p>
          </draw:text-box>
        </draw:frame>
        <draw:frame draw:style-name="gr8" draw:text-style-name="P8" draw:layer="layout" svg:width="4.049cm" svg:height="0.437cm" svg:x="2.004cm" svg:y="9.396cm">
          <draw:text-box>
            <text:p text:style-name="P1"><text:span text:style-name="T9">BrainPain Trivia Game</text:span></text:p>
          </draw:text-box>
        </draw:frame>
        <draw:line draw:style-name="gr10" draw:text-style-name="P6" draw:layer="layout" svg:x1="2.003cm" svg:y1="10.234cm" svg:x2="8.089cm" svg:y2="10.234cm">
          <text:p/>
        </draw:line>
        <draw:frame draw:style-name="gr8" draw:text-style-name="P8" draw:layer="layout" svg:width="6.098cm" svg:height="0.437cm" svg:x="2.004cm" svg:y="9.841cm">
          <draw:text-box>
            <text:p text:style-name="P1"><text:span text:style-name="T10">https://brainpain.davenoriega.com</text:span></text:p>
          </draw:text-box>
        </draw:frame>
        <draw:frame draw:style-name="gr8" draw:text-style-name="P8" draw:layer="layout" svg:width="0.387cm" svg:height="0.48cm" svg:x="2.639cm" svg:y="10.295cm">
          <draw:text-box>
            <text:p text:style-name="P1"><text:span text:style-name="T11"></text:span></text:p>
          </draw:text-box>
        </draw:frame>
        <draw:frame draw:style-name="gr8" draw:text-style-name="P8" draw:layer="layout" svg:width="4.007cm" svg:height="0.437cm" svg:x="3.274cm" svg:y="10.289cm">
          <draw:text-box>
            <text:p text:style-name="P1"><text:span text:style-name="T7">React/Redux trivia </text:span><text:span text:style-name="T7">app</text:span></text:p>
          </draw:text-box>
        </draw:frame>
        <draw:frame draw:style-name="gr8" draw:text-style-name="P8" draw:layer="layout" svg:width="0.387cm" svg:height="0.48cm" svg:x="2.639cm" svg:y="10.788cm">
          <draw:text-box>
            <text:p text:style-name="P1"><text:span text:style-name="T11"></text:span></text:p>
          </draw:text-box>
        </draw:frame>
        <draw:frame draw:style-name="gr8" draw:text-style-name="P8" draw:layer="layout" svg:width="11.652cm" svg:height="0.437cm" svg:x="3.274cm" svg:y="10.783cm">
          <draw:text-box>
            <text:p text:style-name="P1"><text:span text:style-name="T7">U</text:span><text:span text:style-name="T7">s</text:span><text:span text:style-name="T7">e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p</text:span><text:span text:style-name="T7">e</text:span><text:span text:style-name="T7">n</text:span><text:span text:style-name="T7"> </text:span><text:span text:style-name="T7">T</text:span><text:span text:style-name="T7">r</text:span><text:span text:style-name="T7">i</text:span><text:span text:style-name="T7">v</text:span><text:span text:style-name="T7">i</text:span><text:span text:style-name="T7">a</text:span><text:span text:style-name="T7"> 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text:span text:style-name="T7"> </text:span><text:span text:style-name="T7">A</text:span><text:span text:style-name="T7">P</text:span><text:span text:style-name="T7">I </text:span><text:span text:style-name="T7">f</text:span><text:span text:style-name="T7">o</text:span><text:span text:style-name="T7">r</text:span><text:span text:style-name="T7"> </text:span><text:span text:style-name="T7">1</text:span><text:span text:style-name="T7">0</text:span><text:span text:style-name="T7">0</text:span><text:span text:style-name="T7">0</text:span><text:span text:style-name="T7">’</text:span><text:span text:style-name="T7">s</text:span><text:span text:style-name="T7"> </text:span><text:span text:style-name="T7">o</text:span><text:span text:style-name="T7">f</text:span><text:span text:style-name="T7"> </text:span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 </text:span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frame draw:style-name="gr8" draw:text-style-name="P8" draw:layer="layout" svg:width="4.201cm" svg:height="0.437cm" svg:x="2.004cm" svg:y="11.276cm">
          <draw:text-box>
            <text:p text:style-name="P1"><text:span text:style-name="T9">Robo</text:span><text:span text:style-name="T9">Cop </text:span><text:span text:style-name="T9">Video </text:span><text:span text:style-name="T9">Game </text:span><text:span text:style-name="T9"><text:s/></text:span></text:p>
          </draw:text-box>
        </draw:frame>
        <draw:frame draw:style-name="gr4" draw:text-style-name="P5" draw:layer="layout" svg:width="1.183cm" svg:height="0.471cm" svg:x="2.004cm" svg:y="11.73cm">
          <draw:text-box>
            <text:p text:style-name="P1"><text:span text:style-name="T12">https://</text:span></text:p>
          </draw:text-box>
        </draw:frame>
        <draw:frame draw:style-name="gr11" draw:text-style-name="P10" draw:layer="layout" svg:width="0.394cm" svg:height="0.437cm" svg:x="2cm" svg:y="11.755cm">
          <draw:text-box>
            <text:p text:style-name="P1"><text:span text:style-name="T13"><text:s/></text:span></text:p>
          </draw:text-box>
        </draw:frame>
        <draw:line draw:style-name="gr12" draw:text-style-name="P6" draw:layer="layout" svg:x1="2cm" svg:y1="12.142cm" svg:x2="3.175cm" svg:y2="12.142cm">
          <text:p/>
        </draw:line>
        <draw:frame draw:style-name="gr11" draw:text-style-name="P10" draw:layer="layout" svg:width="0.394cm" svg:height="0.437cm" svg:x="3.076cm" svg:y="11.755cm">
          <draw:text-box>
            <text:p text:style-name="P1"><text:span text:style-name="T13"><text:s/></text:span></text:p>
          </draw:text-box>
        </draw:frame>
        <draw:line draw:style-name="gr10" draw:text-style-name="P6" draw:layer="layout" svg:x1="3.182cm" svg:y1="12.139cm" svg:x2="7.757cm" svg:y2="12.139cm">
          <text:p/>
        </draw:line>
        <draw:frame draw:style-name="gr8" draw:text-style-name="P8" draw:layer="layout" svg:width="4.574cm" svg:height="0.437cm" svg:x="3.182cm" svg:y="11.746cm">
          <draw:text-box>
            <text:p text:style-name="P1"><text:span text:style-name="T10">robocop.davenoriega.com</text:span></text:p>
          </draw:text-box>
        </draw:frame>
        <draw:frame draw:style-name="gr8" draw:text-style-name="P8" draw:layer="layout" svg:width="0.387cm" svg:height="0.48cm" svg:x="2.639cm" svg:y="12.214cm">
          <draw:text-box>
            <text:p text:style-name="P1"><text:span text:style-name="T11"></text:span></text:p>
          </draw:text-box>
        </draw:frame>
        <draw:frame draw:style-name="gr8" draw:text-style-name="P8" draw:layer="layout" svg:width="4.794cm" svg:height="0.437cm" svg:x="3.274cm" svg:y="12.208cm">
          <draw:text-box>
            <text:p text:style-name="P1"><text:span text:style-name="T7">Retro 2-D platformer </text:span><text:span text:style-name="T7">game</text:span></text:p>
          </draw:text-box>
        </draw:frame>
        <draw:frame draw:style-name="gr8" draw:text-style-name="P8" draw:layer="layout" svg:width="0.387cm" svg:height="0.48cm" svg:x="2.639cm" svg:y="12.708cm">
          <draw:text-box>
            <text:p text:style-name="P1"><text:span text:style-name="T11"></text:span></text:p>
          </draw:text-box>
        </draw:frame>
        <draw:frame draw:style-name="gr8" draw:text-style-name="P8" draw:layer="layout" svg:width="9.044cm" svg:height="0.437cm" svg:x="3.274cm" svg:y="12.702cm">
          <draw:text-box>
            <text:p text:style-name="P1"><text:span text:style-name="T7">W</text:span><text:span text:style-name="T7">r</text:span><text:span text:style-name="T7">i</text:span><text:span text:style-name="T7">t</text:span><text:span text:style-name="T7">t</text:span><text:span text:style-name="T7">e</text:span><text:span text:style-name="T7">n</text:span><text:span text:style-name="T7"> </text:span><text:span text:style-name="T7">i</text:span><text:span text:style-name="T7">n</text:span><text:span text:style-name="T7"> </text:span><text:span text:style-name="T7">J</text:span><text:span text:style-name="T7">a</text:span><text:span text:style-name="T7">v</text:span><text:span text:style-name="T7">a</text:span><text:span text:style-name="T7">S</text:span><text:span text:style-name="T7">c</text:span><text:span text:style-name="T7">r</text:span><text:span text:style-name="T7">i</text:span><text:span text:style-name="T7">p</text:span><text:span text:style-name="T7">t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h</text:span><text:span text:style-name="T7">a</text:span><text:span text:style-name="T7">s</text:span><text:span text:style-name="T7">e</text:span><text:span text:style-name="T7">r</text:span><text:span text:style-name="T7">.</text:span><text:span text:style-name="T7">j</text:span><text:span text:style-name="T7">s </text:span><text:span text:style-name="T7">f</text:span><text:span text:style-name="T7">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/text:p>
          </draw:text-box>
        </draw:frame>
        <draw:frame draw:style-name="gr8" draw:text-style-name="P8" draw:layer="layout" svg:width="2.876cm" svg:height="0.437cm" svg:x="2.004cm" svg:y="13.196cm">
          <draw:text-box>
            <text:p text:style-name="P1"><text:span text:style-name="T9">Watches n’ Stuf</text:span></text:p>
          </draw:text-box>
        </draw:frame>
        <draw:line draw:style-name="gr10" draw:text-style-name="P6" draw:layer="layout" svg:x1="2.003cm" svg:y1="14.037cm" svg:x2="7.884cm" svg:y2="14.037cm">
          <text:p/>
        </draw:line>
        <draw:frame draw:style-name="gr8" draw:text-style-name="P8" draw:layer="layout" svg:width="5.886cm" svg:height="0.437cm" svg:x="2.004cm" svg:y="13.644cm">
          <draw:text-box>
            <text:p text:style-name="P1"><text:span text:style-name="T10">https://watches.davenoriega.com</text:span></text:p>
          </draw:text-box>
        </draw:frame>
        <draw:frame draw:style-name="gr8" draw:text-style-name="P8" draw:layer="layout" svg:width="0.387cm" svg:height="0.48cm" svg:x="2.639cm" svg:y="14.094cm">
          <draw:text-box>
            <text:p text:style-name="P1"><text:span text:style-name="T11"></text:span></text:p>
          </draw:text-box>
        </draw:frame>
        <draw:frame draw:style-name="gr8" draw:text-style-name="P8" draw:layer="layout" svg:width="6.521cm" svg:height="0.437cm" svg:x="3.274cm" svg:y="14.088cm">
          <draw:text-box>
            <text:p text:style-name="P1"><text:span text:style-name="T7">Mock E-commerce site with database</text:span></text:p>
          </draw:text-box>
        </draw:frame>
        <draw:frame draw:style-name="gr8" draw:text-style-name="P8" draw:layer="layout" svg:width="0.387cm" svg:height="0.48cm" svg:x="2.639cm" svg:y="14.588cm">
          <draw:text-box>
            <text:p text:style-name="P1"><text:span text:style-name="T11"></text:span></text:p>
          </draw:text-box>
        </draw:frame>
        <draw:frame draw:style-name="gr8" draw:text-style-name="P8" draw:layer="layout" svg:width="3.998cm" svg:height="0.437cm" svg:x="3.274cm" svg:y="14.582cm">
          <draw:text-box>
            <text:p text:style-name="P1"><text:span text:style-name="T7">Built with React Redux</text:span></text:p>
          </draw:text-box>
        </draw:frame>
        <draw:frame draw:style-name="gr8" draw:text-style-name="P8" draw:layer="layout" svg:width="2.246cm" svg:height="0.437cm" svg:x="2.004cm" svg:y="15.076cm">
          <draw:text-box>
            <text:p text:style-name="P1"><text:span text:style-name="T9">Photomatic </text:span></text:p>
          </draw:text-box>
        </draw:frame>
        <draw:line draw:style-name="gr10" draw:text-style-name="P6" draw:layer="layout" svg:x1="2.003cm" svg:y1="15.917cm" svg:x2="8.47cm" svg:y2="15.917cm">
          <text:p/>
        </draw:line>
        <draw:frame draw:style-name="gr8" draw:text-style-name="P8" draw:layer="layout" svg:width="6.471cm" svg:height="0.437cm" svg:x="2.004cm" svg:y="15.524cm">
          <draw:text-box>
            <text:p text:style-name="P1"><text:span text:style-name="T10">https://photomatic.davenoriega.com</text:span></text:p>
          </draw:text-box>
        </draw:frame>
        <draw:frame draw:style-name="gr4" draw:text-style-name="P5" draw:layer="layout" svg:width="0.422cm" svg:height="0.522cm" svg:x="2.639cm" svg:y="15.96cm">
          <draw:text-box>
            <text:p text:style-name="P1"><text:span text:style-name="T14"></text:span></text:p>
          </draw:text-box>
        </draw:frame>
        <draw:frame draw:style-name="gr8" draw:text-style-name="P8" draw:layer="layout" svg:width="3.384cm" svg:height="0.437cm" svg:x="3.274cm" svg:y="15.986cm">
          <draw:text-box>
            <text:p text:style-name="P1"><text:span text:style-name="T7">Photo Sharing App </text:span></text:p>
          </draw:text-box>
        </draw:frame>
        <draw:frame draw:style-name="gr4" draw:text-style-name="P5" draw:layer="layout" svg:width="0.422cm" svg:height="0.522cm" svg:x="2.639cm" svg:y="16.478cm">
          <draw:text-box>
            <text:p text:style-name="P1"><text:span text:style-name="T14"></text:span></text:p>
          </draw:text-box>
        </draw:frame>
        <draw:frame draw:style-name="gr8" draw:text-style-name="P8" draw:layer="layout" svg:width="4.206cm" svg:height="0.437cm" svg:x="3.274cm" svg:y="16.505cm">
          <draw:text-box>
            <text:p text:style-name="P1"><text:span text:style-name="T7">Built with Node Express</text:span></text:p>
          </draw:text-box>
        </draw:frame>
        <draw:frame draw:style-name="gr7" draw:text-style-name="P7" draw:layer="layout" svg:width="2.83cm" svg:height="0.632cm" svg:x="2.004cm" svg:y="17.462cm">
          <draw:text-box>
            <text:p text:style-name="P1"><text:span text:style-name="T6">Experience</text:span></text:p>
          </draw:text-box>
        </draw:frame>
        <draw:frame draw:style-name="gr4" draw:text-style-name="P5" draw:layer="layout" svg:width="3.787cm" svg:height="0.475cm" svg:x="2.004cm" svg:y="18.109cm">
          <draw:text-box>
            <text:p text:style-name="P1"><text:span text:style-name="T15">Teaching Assistant</text:span></text:p>
          </draw:text-box>
        </draw:frame>
        <draw:frame draw:style-name="gr4" draw:text-style-name="P5" draw:layer="layout" svg:width="6.526cm" svg:height="0.475cm" svg:x="2.004cm" svg:y="18.595cm">
          <draw:text-box>
            <text:p text:style-name="P1"><text:span text:style-name="T4">New York Code + Design Academy</text:span></text:p>
          </draw:text-box>
        </draw:frame>
        <draw:frame draw:style-name="gr4" draw:text-style-name="P5" draw:layer="layout" svg:width="2.576cm" svg:height="0.475cm" svg:x="15.762cm" svg:y="18.595cm">
          <draw:text-box>
            <text:p text:style-name="P1"><text:span text:style-name="T4">2017-Present</text:span></text:p>
          </draw:text-box>
        </draw:frame>
        <draw:frame draw:style-name="gr4" draw:text-style-name="P5" draw:layer="layout" svg:width="3.905cm" svg:height="0.475cm" svg:x="2.004cm" svg:y="19.082cm">
          <draw:text-box>
            <text:p text:style-name="P1"><text:span text:style-name="T15">Court Service Clerk</text:span></text:p>
          </draw:text-box>
        </draw:frame>
        <draw:frame draw:style-name="gr4" draw:text-style-name="P5" draw:layer="layout" svg:width="5.319cm" svg:height="0.475cm" svg:x="2.004cm" svg:y="19.569cm">
          <draw:text-box>
            <text:p text:style-name="P1"><text:span text:style-name="T4">Provest LLC Process Service</text:span></text:p>
          </draw:text-box>
        </draw:frame>
        <draw:frame draw:style-name="gr4" draw:text-style-name="P5" draw:layer="layout" svg:width="2.026cm" svg:height="0.475cm" svg:x="15.762cm" svg:y="19.569cm">
          <draw:text-box>
            <text:p text:style-name="P1"><text:span text:style-name="T4">2012-2018</text:span></text:p>
          </draw:text-box>
        </draw:frame>
        <draw:frame draw:style-name="gr4" draw:text-style-name="P5" draw:layer="layout" svg:width="1.903cm" svg:height="0.475cm" svg:x="2.004cm" svg:y="20.056cm">
          <draw:text-box>
            <text:p text:style-name="P1"><text:span text:style-name="T15">Paralegal</text:span></text:p>
          </draw:text-box>
        </draw:frame>
        <draw:frame draw:style-name="gr4" draw:text-style-name="P5" draw:layer="layout" svg:width="5.852cm" svg:height="0.475cm" svg:x="2.004cm" svg:y="20.543cm">
          <draw:text-box>
            <text:p text:style-name="P1"><text:span text:style-name="T4">Rivkin Radler Attorneys at Law</text:span></text:p>
          </draw:text-box>
        </draw:frame>
        <draw:frame draw:style-name="gr4" draw:text-style-name="P5" draw:layer="layout" svg:width="2.026cm" svg:height="0.475cm" svg:x="15.762cm" svg:y="20.543cm">
          <draw:text-box>
            <text:p text:style-name="P1"><text:span text:style-name="T4">2008-2011</text:span></text:p>
          </draw:text-box>
        </draw:frame>
        <draw:frame draw:style-name="gr4" draw:text-style-name="P5" draw:layer="layout" svg:width="6.877cm" svg:height="0.475cm" svg:x="2.004cm" svg:y="21.03cm">
          <draw:text-box>
            <text:p text:style-name="P1"><text:span text:style-name="T15">Footwear/Young Men’s Supervisor</text:span></text:p>
          </draw:text-box>
        </draw:frame>
        <draw:frame draw:style-name="gr4" draw:text-style-name="P5" draw:layer="layout" svg:width="3.228cm" svg:height="0.475cm" svg:x="2.004cm" svg:y="21.516cm">
          <draw:text-box>
            <text:p text:style-name="P1"><text:span text:style-name="T4">Bob’s Stores #15</text:span></text:p>
          </draw:text-box>
        </draw:frame>
        <draw:frame draw:style-name="gr4" draw:text-style-name="P5" draw:layer="layout" svg:width="2.026cm" svg:height="0.475cm" svg:x="15.762cm" svg:y="21.516cm">
          <draw:text-box>
            <text:p text:style-name="P1"><text:span text:style-name="T4">2006-2008</text:span></text:p>
          </draw:text-box>
        </draw:frame>
        <draw:frame draw:style-name="gr4" draw:text-style-name="P5" draw:layer="layout" svg:width="4.218cm" svg:height="0.475cm" svg:x="2.004cm" svg:y="22.003cm">
          <draw:text-box>
            <text:p text:style-name="P1"><text:span text:style-name="T15">Receiving Supervisor</text:span></text:p>
          </draw:text-box>
        </draw:frame>
        <draw:frame draw:style-name="gr4" draw:text-style-name="P5" draw:layer="layout" svg:width="3.054cm" svg:height="0.475cm" svg:x="2.004cm" svg:y="22.49cm">
          <draw:text-box>
            <text:p text:style-name="P1"><text:span text:style-name="T4">Party City # 525</text:span></text:p>
          </draw:text-box>
        </draw:frame>
        <draw:frame draw:style-name="gr4" draw:text-style-name="P5" draw:layer="layout" svg:width="2.026cm" svg:height="0.475cm" svg:x="15.762cm" svg:y="22.49cm">
          <draw:text-box>
            <text:p text:style-name="P1"><text:span text:style-name="T4">2002-2005</text:span></text:p>
          </draw:text-box>
        </draw:frame>
        <draw:frame draw:style-name="gr7" draw:text-style-name="P7" draw:layer="layout" svg:width="2.538cm" svg:height="0.632cm" svg:x="2.004cm" svg:y="23.466cm">
          <draw:text-box>
            <text:p text:style-name="P1"><text:span text:style-name="T6">Education</text:span></text:p>
          </draw:text-box>
        </draw:frame>
        <draw:frame draw:style-name="gr4" draw:text-style-name="P5" draw:layer="layout" svg:width="9.976cm" svg:height="0.475cm" svg:x="2.004cm" svg:y="24.113cm">
          <draw:text-box>
            <text:p text:style-name="P1"><text:span text:style-name="T15">New York Code + Design Academy | New York, NY </text:span></text:p>
          </draw:text-box>
        </draw:frame>
        <draw:frame draw:style-name="gr4" draw:text-style-name="P5" draw:layer="layout" svg:width="11.733cm" svg:height="0.475cm" svg:x="2.004cm" svg:y="24.6cm">
          <draw:text-box>
            <text:p text:style-name="P1"><text:span text:style-name="T4">Part Time Web Development Intensive | Certificate <text:s text:c="20"/></text:span></text:p>
          </draw:text-box>
        </draw:frame>
        <draw:frame draw:style-name="gr4" draw:text-style-name="P5" draw:layer="layout" svg:width="2.026cm" svg:height="0.475cm" svg:x="15.762cm" svg:y="24.6cm">
          <draw:text-box>
            <text:p text:style-name="P1"><text:span text:style-name="T4">Sept <text:s/>2017</text:span></text:p>
          </draw:text-box>
        </draw:frame>
        <draw:frame draw:style-name="gr4" draw:text-style-name="P5" draw:layer="layout" svg:width="11.728cm" svg:height="0.475cm" svg:x="2.004cm" svg:y="25.087cm">
          <draw:text-box>
            <text:p text:style-name="P1"><text:span text:style-name="T4">Ruby on Rails 101| Certificate <text:s text:c="62"/></text:span></text:p>
          </draw:text-box>
        </draw:frame>
        <draw:frame draw:style-name="gr4" draw:text-style-name="P5" draw:layer="layout" svg:width="1.979cm" svg:height="0.475cm" svg:x="15.762cm" svg:y="25.087cm">
          <draw:text-box>
            <text:p text:style-name="P1"><text:span text:style-name="T4">June 2016</text:span></text:p>
          </draw:text-box>
        </draw:frame>
        <draw:frame draw:style-name="gr4" draw:text-style-name="P5" draw:layer="layout" svg:width="11.737cm" svg:height="0.475cm" svg:x="2.004cm" svg:y="25.573cm">
          <draw:text-box>
            <text:p text:style-name="P1"><text:span text:style-name="T4">Front End 101 | Certificate <text:s text:c="68"/></text:span></text:p>
          </draw:text-box>
        </draw:frame>
        <draw:frame draw:style-name="gr4" draw:text-style-name="P5" draw:layer="layout" svg:width="1.949cm" svg:height="0.475cm" svg:x="15.762cm" svg:y="25.573cm">
          <draw:text-box>
            <text:p text:style-name="P1"><text:span text:style-name="T4">Feb <text:s text:c="2"/>2016</text:span></text:p>
          </draw:text-box>
        </draw:frame>
        <draw:frame draw:style-name="gr4" draw:text-style-name="P5" draw:layer="layout" svg:width="11.682cm" svg:height="0.475cm" svg:x="2.004cm" svg:y="26.06cm">
          <draw:text-box>
            <text:p text:style-name="P1"><text:span text:style-name="T4">Web Development 100 | Certificate <text:s text:c="50"/></text:span></text:p>
          </draw:text-box>
        </draw:frame>
        <draw:frame draw:style-name="gr4" draw:text-style-name="P5" draw:layer="layout" svg:width="2.004cm" svg:height="0.475cm" svg:x="15.72cm" svg:y="26.06cm">
          <draw:text-box>
            <text:p text:style-name="P1"><text:span text:style-name="T4">Nov <text:s text:c="2"/>2015</text:span></text:p>
          </draw:text-box>
        </draw:frame>
        <draw:frame draw:style-name="gr4" draw:text-style-name="P5" draw:layer="layout" svg:width="6.813cm" svg:height="0.475cm" svg:x="2.004cm" svg:y="26.547cm">
          <draw:text-box>
            <text:p text:style-name="P1"><text:span text:style-name="T15">St. John’s University | Jamaica, NY</text:span></text:p>
          </draw:text-box>
        </draw:frame>
        <draw:frame draw:style-name="gr4" draw:text-style-name="P5" draw:layer="layout" svg:width="3.888cm" svg:height="0.475cm" svg:x="2.004cm" svg:y="27.034cm">
          <draw:text-box>
            <text:p text:style-name="P1"><text:span text:style-name="T4">BS Communications </text:span></text:p>
          </draw:text-box>
        </draw:frame>
        <draw:frame draw:style-name="gr4" draw:text-style-name="P5" draw:layer="layout" svg:width="9.434cm" svg:height="0.475cm" svg:x="8.259cm" svg:y="27.034cm">
          <draw:text-box>
            <text:p text:style-name="P1"><text:span text:style-name="T4"><text:s text:c="76"/></text:span><text:span text:style-name="T4">May <text:s text:c="2"/>20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/>
    <style:font-face style:name="OpenSymbol1" svg:font-family="OpenSymbol"/>
    <style:font-face style:name="Ubuntu1" svg:font-family="Ubuntu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0T14:11:07.577677469</dc:date>
    <meta:editing-duration>PT13S</meta:editing-duration>
    <meta:editing-cycles>1</meta:editing-cycles>
    <meta:document-statistic meta:object-count="79"/>
    <meta:generator>LibreOffice/5.1.6.2$Linux_X86_64 LibreOffice_project/10m0$Build-2</meta:generator>
  </office:meta>
</office:document-meta>
</file>